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ad Muhammad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0/10/2022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ind the root of </text:p>
          </table:table-cell>
          <table:table-cell table:style-name="ce1" office:value-type="string" calcext:value-type="string">
            <text:p>f(x) = x^3+1.5</text:p>
          </table:table-cell>
          <table:table-cell table:style-name="ce1" office:value-type="string" calcext:value-type="string">
            <text:p>1 root [-2,2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uess a </text:p>
          </table:table-cell>
          <table:table-cell table:style-name="ce1" office:value-type="string" calcext:value-type="string">
            <text:p>guess b</text:p>
          </table:table-cell>
          <table:table-cell table:style-name="ce1" office:value-type="string" calcext:value-type="string">
            <text:p>midpoint c</text:p>
          </table:table-cell>
          <table:table-cell table:style-name="ce1" office:value-type="string" calcext:value-type="string">
            <text:p>f(a)</text:p>
          </table:table-cell>
          <table:table-cell table:style-name="ce1" office:value-type="string" calcext:value-type="string">
            <text:p>f(b)</text:p>
          </table:table-cell>
          <table:table-cell table:style-name="ce1" office:value-type="string" calcext:value-type="string">
            <text:p>f(c)</text:p>
          </table:table-cell>
          <table:table-cell table:number-columns-repeated="1018"/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A8]+[.B8])/2" office:value-type="float" office:value="0" calcext:value-type="float">
            <text:p>0</text:p>
          </table:table-cell>
          <table:table-cell table:style-name="ce2" table:formula="of:=[.A8]^3+1.5" office:value-type="float" office:value="-6.5" calcext:value-type="float">
            <text:p>-6.5</text:p>
          </table:table-cell>
          <table:table-cell table:style-name="ce2" table:formula="of:=[.B8]^3+1.5" office:value-type="float" office:value="9.5" calcext:value-type="float">
            <text:p>9.5</text:p>
          </table:table-cell>
          <table:table-cell table:style-name="ce2" table:formula="of:=[.C8]^3+1.5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table:formula="of:=IF([.D8]*[.F8]&gt;=0;[.C8];[.A8])" office:value-type="float" office:value="-2" calcext:value-type="float">
            <text:p>-2</text:p>
          </table:table-cell>
          <table:table-cell table:style-name="ce2" table:formula="of:=IF([.E8]*[.F8]&gt;=0;[.C8];[.B8])" office:value-type="float" office:value="0" calcext:value-type="float">
            <text:p>0</text:p>
          </table:table-cell>
          <table:table-cell table:style-name="ce1" table:formula="of:=([.A9]+[.B9])/2" office:value-type="float" office:value="-1" calcext:value-type="float">
            <text:p>-1</text:p>
          </table:table-cell>
          <table:table-cell table:style-name="ce2" table:formula="of:=[.A9]^3+1.5" office:value-type="float" office:value="-6.5" calcext:value-type="float">
            <text:p>-6.5</text:p>
          </table:table-cell>
          <table:table-cell table:style-name="ce2" table:formula="of:=[.B9]^3+1.5" office:value-type="float" office:value="1.5" calcext:value-type="float">
            <text:p>1.5</text:p>
          </table:table-cell>
          <table:table-cell table:style-name="ce2" table:formula="of:=[.C9]^3+1.5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table:formula="of:=IF([.D9]*[.F9]&gt;=0;[.C9];[.A9])" office:value-type="float" office:value="-2" calcext:value-type="float">
            <text:p>-2</text:p>
          </table:table-cell>
          <table:table-cell table:style-name="ce2" table:formula="of:=IF([.E9]*[.F9]&gt;=0;[.C9];[.B9])" office:value-type="float" office:value="-1" calcext:value-type="float">
            <text:p>-1</text:p>
          </table:table-cell>
          <table:table-cell table:style-name="ce1" table:formula="of:=([.A10]+[.B10])/2" office:value-type="float" office:value="-1.5" calcext:value-type="float">
            <text:p>-1.5</text:p>
          </table:table-cell>
          <table:table-cell table:style-name="ce2" table:formula="of:=[.A10]^3+1.5" office:value-type="float" office:value="-6.5" calcext:value-type="float">
            <text:p>-6.5</text:p>
          </table:table-cell>
          <table:table-cell table:style-name="ce2" table:formula="of:=[.B10]^3+1.5" office:value-type="float" office:value="0.5" calcext:value-type="float">
            <text:p>0.5</text:p>
          </table:table-cell>
          <table:table-cell table:style-name="ce2" table:formula="of:=[.C10]^3+1.5" office:value-type="float" office:value="-1.875" calcext:value-type="float">
            <text:p>-1.875</text:p>
          </table:table-cell>
          <table:table-cell table:number-columns-repeated="1018"/>
        </table:table-row>
        <table:table-row table:style-name="ro1">
          <table:table-cell table:style-name="ce2" table:formula="of:=IF([.D10]*[.F10]&gt;=0;[.C10];[.A10])" office:value-type="float" office:value="-1.5" calcext:value-type="float">
            <text:p>-1.5</text:p>
          </table:table-cell>
          <table:table-cell table:style-name="ce2" table:formula="of:=IF([.E10]*[.F10]&gt;=0;[.C10];[.B10])" office:value-type="float" office:value="-1" calcext:value-type="float">
            <text:p>-1</text:p>
          </table:table-cell>
          <table:table-cell table:style-name="ce1" table:formula="of:=([.A11]+[.B11])/2" office:value-type="float" office:value="-1.25" calcext:value-type="float">
            <text:p>-1.25</text:p>
          </table:table-cell>
          <table:table-cell table:style-name="ce2" table:formula="of:=[.A11]^3+1.5" office:value-type="float" office:value="-1.875" calcext:value-type="float">
            <text:p>-1.875</text:p>
          </table:table-cell>
          <table:table-cell table:style-name="ce2" table:formula="of:=[.B11]^3+1.5" office:value-type="float" office:value="0.5" calcext:value-type="float">
            <text:p>0.5</text:p>
          </table:table-cell>
          <table:table-cell table:style-name="ce2" table:formula="of:=[.C11]^3+1.5" office:value-type="float" office:value="-0.453125" calcext:value-type="float">
            <text:p>-0.453125</text:p>
          </table:table-cell>
          <table:table-cell table:number-columns-repeated="1018"/>
        </table:table-row>
        <table:table-row table:style-name="ro1">
          <table:table-cell table:style-name="ce2" table:formula="of:=IF([.D11]*[.F11]&gt;=0;[.C11];[.A11])" office:value-type="float" office:value="-1.25" calcext:value-type="float">
            <text:p>-1.25</text:p>
          </table:table-cell>
          <table:table-cell table:style-name="ce2" table:formula="of:=IF([.E11]*[.F11]&gt;=0;[.C11];[.B11])" office:value-type="float" office:value="-1" calcext:value-type="float">
            <text:p>-1</text:p>
          </table:table-cell>
          <table:table-cell table:style-name="ce1" table:formula="of:=([.A12]+[.B12])/2" office:value-type="float" office:value="-1.125" calcext:value-type="float">
            <text:p>-1.125</text:p>
          </table:table-cell>
          <table:table-cell table:style-name="ce2" table:formula="of:=[.A12]^3+1.5" office:value-type="float" office:value="-0.453125" calcext:value-type="float">
            <text:p>-0.453125</text:p>
          </table:table-cell>
          <table:table-cell table:style-name="ce2" table:formula="of:=[.B12]^3+1.5" office:value-type="float" office:value="0.5" calcext:value-type="float">
            <text:p>0.5</text:p>
          </table:table-cell>
          <table:table-cell table:style-name="ce2" table:formula="of:=[.C12]^3+1.5" office:value-type="float" office:value="0.076171875" calcext:value-type="float">
            <text:p>0.076171875</text:p>
          </table:table-cell>
          <table:table-cell table:number-columns-repeated="1018"/>
        </table:table-row>
        <table:table-row table:style-name="ro1">
          <table:table-cell table:style-name="ce2" table:formula="of:=IF([.D12]*[.F12]&gt;=0;[.C12];[.A12])" office:value-type="float" office:value="-1.25" calcext:value-type="float">
            <text:p>-1.25</text:p>
          </table:table-cell>
          <table:table-cell table:style-name="ce2" table:formula="of:=IF([.E12]*[.F12]&gt;=0;[.C12];[.B12])" office:value-type="float" office:value="-1.125" calcext:value-type="float">
            <text:p>-1.125</text:p>
          </table:table-cell>
          <table:table-cell table:style-name="ce1" table:formula="of:=([.A13]+[.B13])/2" office:value-type="float" office:value="-1.1875" calcext:value-type="float">
            <text:p>-1.1875</text:p>
          </table:table-cell>
          <table:table-cell table:style-name="ce2" table:formula="of:=[.A13]^3+1.5" office:value-type="float" office:value="-0.453125" calcext:value-type="float">
            <text:p>-0.453125</text:p>
          </table:table-cell>
          <table:table-cell table:style-name="ce2" table:formula="of:=[.B13]^3+1.5" office:value-type="float" office:value="0.076171875" calcext:value-type="float">
            <text:p>0.076171875</text:p>
          </table:table-cell>
          <table:table-cell table:style-name="ce2" table:formula="of:=[.C13]^3+1.5" office:value-type="float" office:value="-0.174560546875" calcext:value-type="float">
            <text:p>-0.174560546875</text:p>
          </table:table-cell>
          <table:table-cell table:number-columns-repeated="1018"/>
        </table:table-row>
        <table:table-row table:style-name="ro1">
          <table:table-cell table:style-name="ce2" table:formula="of:=IF([.D13]*[.F13]&gt;=0;[.C13];[.A13])" office:value-type="float" office:value="-1.1875" calcext:value-type="float">
            <text:p>-1.1875</text:p>
          </table:table-cell>
          <table:table-cell table:style-name="ce2" table:formula="of:=IF([.E13]*[.F13]&gt;=0;[.C13];[.B13])" office:value-type="float" office:value="-1.125" calcext:value-type="float">
            <text:p>-1.125</text:p>
          </table:table-cell>
          <table:table-cell table:style-name="ce1" table:formula="of:=([.A14]+[.B14])/2" office:value-type="float" office:value="-1.15625" calcext:value-type="float">
            <text:p>-1.15625</text:p>
          </table:table-cell>
          <table:table-cell table:style-name="ce2" table:formula="of:=[.A14]^3+1.5" office:value-type="float" office:value="-0.174560546875" calcext:value-type="float">
            <text:p>-0.174560546875</text:p>
          </table:table-cell>
          <table:table-cell table:style-name="ce2" table:formula="of:=[.B14]^3+1.5" office:value-type="float" office:value="0.076171875" calcext:value-type="float">
            <text:p>0.076171875</text:p>
          </table:table-cell>
          <table:table-cell table:style-name="ce2" table:formula="of:=[.C14]^3+1.5" office:value-type="float" office:value="-0.045806884765625" calcext:value-type="float">
            <text:p>-0.045806884765625</text:p>
          </table:table-cell>
          <table:table-cell table:number-columns-repeated="1018"/>
        </table:table-row>
        <table:table-row table:style-name="ro1">
          <table:table-cell table:style-name="ce2" table:formula="of:=IF([.D14]*[.F14]&gt;=0;[.C14];[.A14])" office:value-type="float" office:value="-1.15625" calcext:value-type="float">
            <text:p>-1.15625</text:p>
          </table:table-cell>
          <table:table-cell table:style-name="ce2" table:formula="of:=IF([.E14]*[.F14]&gt;=0;[.C14];[.B14])" office:value-type="float" office:value="-1.125" calcext:value-type="float">
            <text:p>-1.125</text:p>
          </table:table-cell>
          <table:table-cell table:style-name="ce1" table:formula="of:=([.A15]+[.B15])/2" office:value-type="float" office:value="-1.140625" calcext:value-type="float">
            <text:p>-1.140625</text:p>
          </table:table-cell>
          <table:table-cell table:style-name="ce2" table:formula="of:=[.A15]^3+1.5" office:value-type="float" office:value="-0.045806884765625" calcext:value-type="float">
            <text:p>-0.045806884765625</text:p>
          </table:table-cell>
          <table:table-cell table:style-name="ce2" table:formula="of:=[.B15]^3+1.5" office:value-type="float" office:value="0.076171875" calcext:value-type="float">
            <text:p>0.076171875</text:p>
          </table:table-cell>
          <table:table-cell table:style-name="ce2" table:formula="of:=[.C15]^3+1.5" office:value-type="float" office:value="0.0160179138183594" calcext:value-type="float">
            <text:p>0.016017913818359</text:p>
          </table:table-cell>
          <table:table-cell table:number-columns-repeated="1018"/>
        </table:table-row>
        <table:table-row table:style-name="ro1">
          <table:table-cell table:style-name="ce2" table:formula="of:=IF([.D15]*[.F15]&gt;=0;[.C15];[.A15])" office:value-type="float" office:value="-1.15625" calcext:value-type="float">
            <text:p>-1.15625</text:p>
          </table:table-cell>
          <table:table-cell table:style-name="ce2" table:formula="of:=IF([.E15]*[.F15]&gt;=0;[.C15];[.B15])" office:value-type="float" office:value="-1.140625" calcext:value-type="float">
            <text:p>-1.140625</text:p>
          </table:table-cell>
          <table:table-cell table:style-name="ce1" table:formula="of:=([.A16]+[.B16])/2" office:value-type="float" office:value="-1.1484375" calcext:value-type="float">
            <text:p>-1.1484375</text:p>
          </table:table-cell>
          <table:table-cell table:style-name="ce2" table:formula="of:=[.A16]^3+1.5" office:value-type="float" office:value="-0.045806884765625" calcext:value-type="float">
            <text:p>-0.045806884765625</text:p>
          </table:table-cell>
          <table:table-cell table:style-name="ce2" table:formula="of:=[.B16]^3+1.5" office:value-type="float" office:value="0.0160179138183594" calcext:value-type="float">
            <text:p>0.016017913818359</text:p>
          </table:table-cell>
          <table:table-cell table:style-name="ce2" table:formula="of:=[.C16]^3+1.5" office:value-type="float" office:value="-0.0146842002868652" calcext:value-type="float">
            <text:p>-0.014684200286865</text:p>
          </table:table-cell>
          <table:table-cell table:number-columns-repeated="1018"/>
        </table:table-row>
        <table:table-row table:style-name="ro1">
          <table:table-cell table:style-name="ce2" table:formula="of:=IF([.D16]*[.F16]&gt;=0;[.C16];[.A16])" office:value-type="float" office:value="-1.1484375" calcext:value-type="float">
            <text:p>-1.1484375</text:p>
          </table:table-cell>
          <table:table-cell table:style-name="ce2" table:formula="of:=IF([.E16]*[.F16]&gt;=0;[.C16];[.B16])" office:value-type="float" office:value="-1.140625" calcext:value-type="float">
            <text:p>-1.140625</text:p>
          </table:table-cell>
          <table:table-cell table:style-name="ce1" table:formula="of:=([.A17]+[.B17])/2" office:value-type="float" office:value="-1.14453125" calcext:value-type="float">
            <text:p>-1.14453125</text:p>
          </table:table-cell>
          <table:table-cell table:style-name="ce2" table:formula="of:=[.A17]^3+1.5" office:value-type="float" office:value="-0.0146842002868652" calcext:value-type="float">
            <text:p>-0.014684200286865</text:p>
          </table:table-cell>
          <table:table-cell table:style-name="ce2" table:formula="of:=[.B17]^3+1.5" office:value-type="float" office:value="0.0160179138183594" calcext:value-type="float">
            <text:p>0.016017913818359</text:p>
          </table:table-cell>
          <table:table-cell table:style-name="ce2" table:formula="of:=[.C17]^3+1.5" office:value-type="float" office:value="0.000719249248504639" calcext:value-type="float">
            <text:p>0.000719249248505</text:p>
          </table:table-cell>
          <table:table-cell table:number-columns-repeated="1018"/>
        </table:table-row>
        <table:table-row table:style-name="ro1">
          <table:table-cell table:style-name="ce2" table:formula="of:=IF([.D17]*[.F17]&gt;=0;[.C17];[.A17])" office:value-type="float" office:value="-1.1484375" calcext:value-type="float">
            <text:p>-1.1484375</text:p>
          </table:table-cell>
          <table:table-cell table:style-name="ce2" table:formula="of:=IF([.E17]*[.F17]&gt;=0;[.C17];[.B17])" office:value-type="float" office:value="-1.14453125" calcext:value-type="float">
            <text:p>-1.14453125</text:p>
          </table:table-cell>
          <table:table-cell table:style-name="ce1" table:formula="of:=([.A18]+[.B18])/2" office:value-type="float" office:value="-1.146484375" calcext:value-type="float">
            <text:p>-1.146484375</text:p>
          </table:table-cell>
          <table:table-cell table:style-name="ce2" table:formula="of:=[.A18]^3+1.5" office:value-type="float" office:value="-0.0146842002868652" calcext:value-type="float">
            <text:p>-0.014684200286865</text:p>
          </table:table-cell>
          <table:table-cell table:style-name="ce2" table:formula="of:=[.B18]^3+1.5" office:value-type="float" office:value="0.000719249248504639" calcext:value-type="float">
            <text:p>0.000719249248505</text:p>
          </table:table-cell>
          <table:table-cell table:style-name="ce2" table:formula="of:=[.C18]^3+1.5" office:value-type="float" office:value="-0.00696935504674912" calcext:value-type="float">
            <text:p>-0.006969355046749</text:p>
          </table:table-cell>
          <table:table-cell table:number-columns-repeated="1018"/>
        </table:table-row>
        <table:table-row table:style-name="ro1">
          <table:table-cell table:style-name="ce2" table:formula="of:=IF([.D18]*[.F18]&gt;=0;[.C18];[.A18])" office:value-type="float" office:value="-1.146484375" calcext:value-type="float">
            <text:p>-1.146484375</text:p>
          </table:table-cell>
          <table:table-cell table:style-name="ce2" table:formula="of:=IF([.E18]*[.F18]&gt;=0;[.C18];[.B18])" office:value-type="float" office:value="-1.14453125" calcext:value-type="float">
            <text:p>-1.14453125</text:p>
          </table:table-cell>
          <table:table-cell table:style-name="ce1" table:formula="of:=([.A19]+[.B19])/2" office:value-type="float" office:value="-1.1455078125" calcext:value-type="float">
            <text:p>-1.1455078125</text:p>
          </table:table-cell>
          <table:table-cell table:style-name="ce2" table:formula="of:=[.A19]^3+1.5" office:value-type="float" office:value="-0.00696935504674912" calcext:value-type="float">
            <text:p>-0.006969355046749</text:p>
          </table:table-cell>
          <table:table-cell table:style-name="ce2" table:formula="of:=[.B19]^3+1.5" office:value-type="float" office:value="0.000719249248504639" calcext:value-type="float">
            <text:p>0.000719249248505</text:p>
          </table:table-cell>
          <table:table-cell table:style-name="ce2" table:formula="of:=[.C19]^3+1.5" office:value-type="float" office:value="-0.00312177557498217" calcext:value-type="float">
            <text:p>-0.003121775574982</text:p>
          </table:table-cell>
          <table:table-cell table:number-columns-repeated="1018"/>
        </table:table-row>
        <table:table-row table:style-name="ro1">
          <table:table-cell table:style-name="ce2" table:formula="of:=IF([.D19]*[.F19]&gt;=0;[.C19];[.A19])" office:value-type="float" office:value="-1.1455078125" calcext:value-type="float">
            <text:p>-1.1455078125</text:p>
          </table:table-cell>
          <table:table-cell table:style-name="ce2" table:formula="of:=IF([.E19]*[.F19]&gt;=0;[.C19];[.B19])" office:value-type="float" office:value="-1.14453125" calcext:value-type="float">
            <text:p>-1.14453125</text:p>
          </table:table-cell>
          <table:table-cell table:style-name="ce1" table:formula="of:=([.A20]+[.B20])/2" office:value-type="float" office:value="-1.14501953125" calcext:value-type="float">
            <text:p>-1.14501953125</text:p>
          </table:table-cell>
          <table:table-cell table:style-name="ce2" table:formula="of:=[.A20]^3+1.5" office:value-type="float" office:value="-0.00312177557498217" calcext:value-type="float">
            <text:p>-0.003121775574982</text:p>
          </table:table-cell>
          <table:table-cell table:style-name="ce2" table:formula="of:=[.B20]^3+1.5" office:value-type="float" office:value="0.000719249248504639" calcext:value-type="float">
            <text:p>0.000719249248505</text:p>
          </table:table-cell>
          <table:table-cell table:style-name="ce2" table:formula="of:=[.C20]^3+1.5" office:value-type="float" office:value="-0.00120044418144971" calcext:value-type="float">
            <text:p>-0.00120044418145</text:p>
          </table:table-cell>
          <table:table-cell table:number-columns-repeated="1018"/>
        </table:table-row>
        <table:table-row table:style-name="ro1">
          <table:table-cell table:style-name="ce2" table:formula="of:=IF([.D20]*[.F20]&gt;=0;[.C20];[.A20])" office:value-type="float" office:value="-1.14501953125" calcext:value-type="float">
            <text:p>-1.14501953125</text:p>
          </table:table-cell>
          <table:table-cell table:style-name="ce2" table:formula="of:=IF([.E20]*[.F20]&gt;=0;[.C20];[.B20])" office:value-type="float" office:value="-1.14453125" calcext:value-type="float">
            <text:p>-1.14453125</text:p>
          </table:table-cell>
          <table:table-cell table:style-name="ce1" table:formula="of:=([.A21]+[.B21])/2" office:value-type="float" office:value="-1.144775390625" calcext:value-type="float">
            <text:p>-1.144775390625</text:p>
          </table:table-cell>
          <table:table-cell table:style-name="ce2" table:formula="of:=[.A21]^3+1.5" office:value-type="float" office:value="-0.00120044418144971" calcext:value-type="float">
            <text:p>-0.00120044418145</text:p>
          </table:table-cell>
          <table:table-cell table:style-name="ce2" table:formula="of:=[.B21]^3+1.5" office:value-type="float" office:value="0.000719249248504639" calcext:value-type="float">
            <text:p>0.000719249248505</text:p>
          </table:table-cell>
          <table:table-cell table:style-name="ce2" table:formula="of:=[.C21]^3+1.5" office:value-type="float" office:value="-0.000240392764681019" calcext:value-type="float">
            <text:p>-0.000240392764681</text:p>
          </table:table-cell>
          <table:table-cell table:number-columns-repeated="1018"/>
        </table:table-row>
        <table:table-row table:style-name="ro1">
          <table:table-cell table:style-name="ce2" table:formula="of:=IF([.D21]*[.F21]&gt;=0;[.C21];[.A21])" office:value-type="float" office:value="-1.144775390625" calcext:value-type="float">
            <text:p>-1.144775390625</text:p>
          </table:table-cell>
          <table:table-cell table:style-name="ce2" table:formula="of:=IF([.E21]*[.F21]&gt;=0;[.C21];[.B21])" office:value-type="float" office:value="-1.14453125" calcext:value-type="float">
            <text:p>-1.14453125</text:p>
          </table:table-cell>
          <table:table-cell table:style-name="ce1" table:formula="of:=([.A22]+[.B22])/2" office:value-type="float" office:value="-1.1446533203125" calcext:value-type="float">
            <text:p>-1.1446533203125</text:p>
          </table:table-cell>
          <table:table-cell table:style-name="ce2" table:formula="of:=[.A22]^3+1.5" office:value-type="float" office:value="-0.000240392764681019" calcext:value-type="float">
            <text:p>-0.000240392764681</text:p>
          </table:table-cell>
          <table:table-cell table:style-name="ce2" table:formula="of:=[.B22]^3+1.5" office:value-type="float" office:value="0.000719249248504639" calcext:value-type="float">
            <text:p>0.000719249248505</text:p>
          </table:table-cell>
          <table:table-cell table:style-name="ce2" table:formula="of:=[.C22]^3+1.5" office:value-type="float" office:value="0.000239479411902721" calcext:value-type="float">
            <text:p>0.000239479411903</text:p>
          </table:table-cell>
          <table:table-cell table:number-columns-repeated="1018"/>
        </table:table-row>
        <table:table-row table:style-name="ro1">
          <table:table-cell table:style-name="ce2" table:formula="of:=IF([.D22]*[.F22]&gt;=0;[.C22];[.A22])" office:value-type="float" office:value="-1.144775390625" calcext:value-type="float">
            <text:p>-1.144775390625</text:p>
          </table:table-cell>
          <table:table-cell table:style-name="ce2" table:formula="of:=IF([.E22]*[.F22]&gt;=0;[.C22];[.B22])" office:value-type="float" office:value="-1.1446533203125" calcext:value-type="float">
            <text:p>-1.1446533203125</text:p>
          </table:table-cell>
          <table:table-cell table:style-name="ce1" table:formula="of:=([.A23]+[.B23])/2" office:value-type="float" office:value="-1.14471435546875" calcext:value-type="float">
            <text:p>-1.14471435546875</text:p>
          </table:table-cell>
          <table:table-cell table:style-name="ce2" table:formula="of:=[.A23]^3+1.5" office:value-type="float" office:value="-0.000240392764681019" calcext:value-type="float">
            <text:p>-0.000240392764681</text:p>
          </table:table-cell>
          <table:table-cell table:style-name="ce2" table:formula="of:=[.B23]^3+1.5" office:value-type="float" office:value="0.000239479411902721" calcext:value-type="float">
            <text:p>0.000239479411903</text:p>
          </table:table-cell>
          <table:table-cell table:style-name="ce2" table:formula="of:=[.C23]^3+1.5" office:value-type="float" office:value="-0.000000443883209300111" calcext:value-type="float">
            <text:p>-4.43883209300111E-07</text:p>
          </table:table-cell>
          <table:table-cell table:number-columns-repeated="1018"/>
        </table:table-row>
        <table:table-row table:style-name="ro1">
          <table:table-cell table:style-name="ce2" table:formula="of:=IF([.D23]*[.F23]&gt;=0;[.C23];[.A23])" office:value-type="float" office:value="-1.14471435546875" calcext:value-type="float">
            <text:p>-1.14471435546875</text:p>
          </table:table-cell>
          <table:table-cell table:style-name="ce2" table:formula="of:=IF([.E23]*[.F23]&gt;=0;[.C23];[.B23])" office:value-type="float" office:value="-1.1446533203125" calcext:value-type="float">
            <text:p>-1.1446533203125</text:p>
          </table:table-cell>
          <table:table-cell table:style-name="ce1" table:formula="of:=([.A24]+[.B24])/2" office:value-type="float" office:value="-1.14468383789063" calcext:value-type="float">
            <text:p>-1.14468383789063</text:p>
          </table:table-cell>
          <table:table-cell table:style-name="ce2" table:formula="of:=[.A24]^3+1.5" office:value-type="float" office:value="-0.000000443883209300111" calcext:value-type="float">
            <text:p>-4.43883209300111E-07</text:p>
          </table:table-cell>
          <table:table-cell table:style-name="ce2" table:formula="of:=[.B24]^3+1.5" office:value-type="float" office:value="0.000239479411902721" calcext:value-type="float">
            <text:p>0.000239479411903</text:p>
          </table:table-cell>
          <table:table-cell table:style-name="ce2" table:formula="of:=[.C24]^3+1.5" office:value-type="float" office:value="0.000119520962556408" calcext:value-type="float">
            <text:p>0.000119520962556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" meta:object-count="0"/>
    <meta:generator>LibreOfficeDev/6.0.5.2$Linux_X86_64 LibreOffice_project/</meta:generator>
  </office:meta>
</office:document-meta>
</file>